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6cm" svg:stroke-color="#59c5c7" draw:fill="gradient" draw:fill-gradient-name="Gradient_20_29" draw:textarea-vertical-align="middle" draw:auto-grow-height="false" draw:fit-to-size="false" style:shrink-to-fit="false" fo:min-height="3.024cm" fo:min-width="7.93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" style:family="graphic" style:parent-style-name="standard" style:list-style-name="L2">
      <style:graphic-properties draw:stroke="solid" svg:stroke-width="0.026cm" svg:stroke-color="#62bb24" draw:fill="gradient" draw:fill-gradient-name="Gradient_20_5" draw:textarea-vertical-align="middle" draw:auto-grow-height="false" draw:fit-to-size="false" style:shrink-to-fit="false" fo:min-height="4.478cm" fo:min-width="7.93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 style:parent-style-name="standard" style:list-style-name="L2">
      <style:graphic-properties draw:stroke="solid" svg:stroke-width="0.026cm" svg:stroke-color="#00b6bd" draw:fill="solid" draw:fill-color="#0066b3" draw:textarea-vertical-align="middle" draw:auto-grow-height="false" draw:fit-to-size="false" style:shrink-to-fit="false" fo:min-height="1.024cm" fo:min-width="4.84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 style:list-style-name="L2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2.477cm" fo:min-width="2.08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 style:list-style-name="L2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2.477cm" fo:min-width="2.08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 style:list-style-name="L2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1.206cm" fo:min-width="4.84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2.017cm"/>
    </style:style>
    <style:style style:name="gr8" style:family="graphic" style:parent-style-name="standard" style:list-style-name="L2">
      <style:graphic-properties draw:stroke="solid" svg:stroke-width="0.026cm" svg:stroke-color="#00b6bd" draw:fill="solid" draw:fill-color="#0066b3" draw:textarea-vertical-align="middle" draw:auto-grow-height="false" draw:fit-to-size="false" style:shrink-to-fit="false" fo:min-height="1.205cm" fo:min-width="4.84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7cm" fo:min-width="0cm"/>
    </style:style>
    <style:style style:name="gr10" style:family="graphic" style:parent-style-name="standard" style:list-style-name="L2">
      <style:graphic-properties draw:stroke="solid" svg:stroke-width="0.026cm" svg:stroke-color="#e3d200" draw:fill="gradient" draw:fill-gradient-name="Gradient_20_25" draw:textarea-vertical-align="middle" draw:auto-grow-height="false" draw:fit-to-size="false" style:shrink-to-fit="false" fo:min-height="7.932cm" fo:min-width="2.43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1.333cm"/>
    </style:style>
    <style:style style:name="gr12" style:family="graphic" style:parent-style-name="standard" style:list-style-name="L2">
      <style:graphic-properties draw:stroke="solid" svg:stroke-width="0.026cm" svg:stroke-color="#e3d200" draw:fill="solid" draw:fill-color="#fff200" draw:textarea-vertical-align="middle" draw:auto-grow-height="false" draw:fit-to-size="false" style:shrink-to-fit="false" fo:min-height="1.206cm" fo:min-width="2.08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 style:list-style-name="L2">
      <style:graphic-properties draw:stroke="solid" svg:stroke-width="0.026cm" svg:stroke-color="#ccbe00" draw:fill="solid" draw:fill-color="#fff200" draw:textarea-vertical-align="middle" draw:auto-grow-height="false" draw:fit-to-size="false" style:shrink-to-fit="false" fo:min-height="1.023cm" fo:min-width="2.08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 style:list-style-name="L2">
      <style:graphic-properties draw:stroke="solid" svg:stroke-width="0.026cm" svg:stroke-color="#e3d200" draw:fill="solid" draw:fill-color="#fff200" draw:textarea-vertical-align="middle" draw:auto-grow-height="false" draw:fit-to-size="false" style:shrink-to-fit="false" fo:min-height="1.206cm" fo:min-width="2.08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 style:list-style-name="L2">
      <style:graphic-properties draw:stroke="solid" svg:stroke-width="0.026cm" svg:stroke-color="#e3d200" draw:fill="solid" draw:fill-color="#fff200" draw:textarea-vertical-align="middle" draw:auto-grow-height="false" draw:fit-to-size="false" style:shrink-to-fit="false" fo:min-height="1.205cm" fo:min-width="2.08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1" style:family="paragraph">
      <loext:graphic-properties draw:fill="gradient" draw:fill-gradient-name="Gradient_20_2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Ubuntu" fo:font-size="11pt" fo:hyphenate="false"/>
    </style:style>
    <style:style style:name="P2" style:family="paragraph">
      <loext:graphic-properties draw:fill="gradient" draw:fill-gradient-name="Gradient_20_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Ubuntu" fo:font-size="11pt" fo:hyphenate="false"/>
    </style:style>
    <style:style style:name="P3" style:family="paragraph">
      <style:paragraph-properties fo:margin-left="0.051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0066b3"/>
      <style:paragraph-properties fo:margin-left="0.051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Ubuntu" fo:font-size="11pt" fo:hyphenate="false"/>
    </style:style>
    <style:style style:name="P5" style:family="paragraph">
      <loext:graphic-properties draw:fill="solid" draw:fill-color="#92d050"/>
      <style:paragraph-properties fo:margin-left="0.051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Ubuntu" fo:font-size="11pt" fo:hyphenate="false"/>
    </style:style>
    <style:style style:name="P6" style:family="paragraph">
      <loext:graphic-properties draw:fill="none" draw:fill-color="#ffffff"/>
      <style:text-properties style:font-name="Ubuntu" fo:font-size="11pt" fo:font-weight="bold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0066b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Ubuntu" fo:font-size="11pt" fo:hyphenate="false"/>
    </style:style>
    <style:style style:name="P9" style:family="paragraph">
      <loext:graphic-properties draw:fill="gradient" draw:fill-gradient-name="Gradient_20_2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Ubuntu" fo:font-size="11pt" fo:hyphenate="false"/>
    </style:style>
    <style:style style:name="P10" style:family="paragraph">
      <loext:graphic-properties draw:fill="solid" draw:fill-color="#fff200"/>
      <style:paragraph-properties fo:margin-left="0.051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Ubuntu" fo:font-size="11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1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Ubuntu" fo:font-size="11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0" draw:style-name="gr1" draw:text-style-name="P1" draw:layer="layout" svg:width="8.438cm" svg:height="3.273cm" svg:x="4.556cm" svg:y="5.6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2" draw:layer="layout" svg:width="8.438cm" svg:height="4.727cm" svg:x="4.571cm" svg:y="9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4" draw:layer="layout" svg:width="5.347cm" svg:height="1.273cm" svg:x="4.729cm" svg:y="7.465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Application API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5" draw:layer="layout" svg:width="2.587cm" svg:height="2.726cm" svg:x="4.729cm" svg:y="9.283cm">
          <text:p text:style-name="P3"><text:span text:style-name="T2"><text:s/></text:span><text:span text:style-name="T2">Server OPC UA</text:span></text:p>
          <text:p text:style-name="P3"><text:span text:style-name="T2"><text:s/></text:span><text:span text:style-name="T2">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" draw:text-style-name="P5" draw:layer="layout" svg:width="2.587cm" svg:height="2.726cm" svg:x="7.489cm" svg:y="9.283cm">
          <text:p text:style-name="P3"><text:span text:style-name="T2">Client OPC UA</text:span></text:p>
          <text:p text:style-name="P3"><text:span text:style-name="T2"><text:s/></text:span><text:span text:style-name="T2">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5" draw:layer="layout" svg:width="5.347cm" svg:height="1.455cm" svg:x="4.729cm" svg:y="12.191cm">
          <text:p text:style-name="P3"><text:span text:style-name="T2">Core OPC UA 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6" draw:layer="layout" svg:width="2.517cm" svg:height="0.923cm" svg:x="10.146cm" svg:y="9.248cm">
          <draw:text-box>
            <text:p><text:span text:style-name="T3">C++ SDK</text:span></text:p>
          </draw:text-box>
        </draw:frame>
        <draw:custom-shape draw:name="Rectangle 10" draw:style-name="gr8" draw:text-style-name="P8" draw:layer="layout" svg:width="5.347cm" svg:height="1.454cm" svg:x="4.729cm" svg:y="5.829cm">
          <text:p text:style-name="P7"><text:span text:style-name="T1">Applica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3.154cm" svg:height="1.487cm" svg:x="10.026cm" svg:y="5.673cm">
          <draw:text-box>
            <text:p><text:span text:style-name="T3">Application</text:span></text:p>
            <text:p><text:span text:style-name="T3">Server</text:span></text:p>
          </draw:text-box>
        </draw:frame>
        <draw:custom-shape draw:name="Rectangle 10" draw:style-name="gr10" draw:text-style-name="P9" draw:layer="layout" svg:width="2.933cm" svg:height="8.181cm" svg:x="13.18cm" svg:y="5.6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6" draw:layer="layout" svg:width="1.833cm" svg:height="0.923cm" svg:x="13.246cm" svg:y="5.666cm">
          <draw:text-box>
            <text:p><text:span text:style-name="T3">Tools</text:span></text:p>
          </draw:text-box>
        </draw:frame>
        <draw:custom-shape draw:name="Rectangle 10" draw:style-name="gr12" draw:text-style-name="P10" draw:layer="layout" svg:width="2.587cm" svg:height="1.455cm" svg:x="13.353cm" svg:y="12.191cm">
          <text:p text:style-name="P3"><text:span text:style-name="T2">Project Buil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0" draw:layer="layout" svg:width="2.587cm" svg:height="1.272cm" svg:x="13.353cm" svg:y="10.737cm">
          <text:p text:style-name="P3"><text:span text:style-name="T2">Build Scri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" draw:text-style-name="P10" draw:layer="layout" svg:width="2.587cm" svg:height="1.455cm" svg:x="13.353cm" svg:y="9.1cm">
          <text:p text:style-name="P3"><text:span text:style-name="T2">Type Gen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5" draw:text-style-name="P10" draw:layer="layout" svg:width="2.587cm" svg:height="1.454cm" svg:x="13.353cm" svg:y="7.465cm">
          <text:p text:style-name="P3"><text:span text:style-name="T2">CLI OPC UA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5" draw:display-name="Gradient 25" draw:style="linear" draw:start-color="#ffffff" draw:end-color="#fff9ae" draw:start-intensity="100%" draw:end-intensity="100%" draw:angle="1800" draw:border="0%"/>
    <draw:gradient draw:name="Gradient_20_29" draw:display-name="Gradient 29" draw:style="linear" draw:start-color="#add8e6" draw:end-color="#e0ffff" draw:start-intensity="100%" draw:end-intensity="100%" draw:angle="1800" draw:border="0%"/>
    <draw:gradient draw:name="Gradient_20_5" draw:display-name="Gradient 5" draw:style="linear" draw:start-color="#c9ffbb" draw:end-color="#eaffe4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21:29:18.870630188</meta:creation-date>
    <dc:date>2019-04-23T21:57:47.829316766</dc:date>
    <meta:editing-duration>P1DT23H25M23S</meta:editing-duration>
    <meta:editing-cycles>5</meta:editing-cycles>
    <meta:generator>LibreOffice/6.0.7.3$Linux_X86_64 LibreOffice_project/00m0$Build-3</meta:generator>
    <meta:document-statistic meta:object-count="15"/>
  </office:meta>
</office:document-meta>
</file>